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null.test_scan_false_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ull.test_scan_null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ull.test_scan_null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ull.test_scan_null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null.test_scan_null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ull.test_scan_null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null.test_scan_null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null.test_scan_null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ull.test_scan_null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null.test_scan_null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null.test_scan_null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ull.test_scan_null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ull.test_scan_null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ull.test_scan_null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null.test_scan_null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null.test_scan_false_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